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34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genprocg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_mxKeyAlg1_mxKeyAlg1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Alg2_mxKeyAlg2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Alg2_mxKeyAlg2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Alg2_mxKeyRotEnc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Alg1_mxKeyAlg2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Alg1_mxKeyRotEnc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RotEnc_mxKeyAlg2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RotateLeftBits_mxKeyAlg1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RotateLeftBits_mxKeyAlg1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B_mxKeyAlg1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_mxKeyAlg1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_mxKeyAlg1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Alg2_mxKeyAlg2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RotateLeft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SwapBits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1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1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1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RotEnc_mxKeyRotateLeft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RotEnc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RotateLeftBits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Alg2_mxKeyRotateLeft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Alg2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Alg1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Alg1_mxKeyRotateLeft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Alg1_mxKeySwapBits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RotEnc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RotEnc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RotateLeftBits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SwapMinors3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1_mxKeySwapMinors3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Enc_mxKeySwapBitsEE2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Enc_mxKeySwapMinors3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Enc_mxKeySwapMinors3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Enc_mxKeySwapMinors3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Enc_mxKeySwapMinors3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Alg2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Alg2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Alg1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RotEnc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SwapBitsB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RotateLeftBits_mxKeyAlg2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2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2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1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1_mxKeyRotateLeft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1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RotEnc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RotateLeftBits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BitsB_mxKeyAlg2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Alg2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Alg1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Alg1_mxKeySwapBits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RotateLeftBits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RotateLeftBits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_mxKeySwapMinors3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Alg2_mxKeyAlg2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RotateLeftBits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SwapBitsB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SwapMinors3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SwapMinors3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SwapMinors3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Xor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Enc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ateLeftBits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ateLeftBits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ateLeftBits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2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RotEnc_mxKeyX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RotEnc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RotateLeftBits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SwapMinors3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mxKeyAlg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Alg2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Alg2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Alg1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Alg1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RotateLeftBits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BitsB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Minors3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Minors3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Minors3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Minors3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ateLeftBits_mxKeySwapMinors3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2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2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2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2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1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RotEnc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RotEnc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RotateLeftBits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BitsB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SwapMinors3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EE2_mxKeyAlg2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EE2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Alg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Alg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Enc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Enc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ateLeftBits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ateLeftBits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RotateLeftBits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BitsB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BitsB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BitsEE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BitsEE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Minors3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SwapMinors3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mxKeyAlg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RotEnc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RotateLeftBits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SwapBitsB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SwapBitsB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SwapBitsEE2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Xor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1_mxKeyAlg2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1_mxKeyAlg1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1_mxKeySwapMinors3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1_mxKeySwapMinors3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1_mxKeySwapMinors3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Alg2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RotEnc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RotateLeftBits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RotateLeftBits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RotateLeftBits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RotateLeftBits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B_mxKeyAl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B_mxKeyRotateLeftB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B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B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EE2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BitsEE2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Minors3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Enc_mxKeySwapMinors3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Alg2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Alg2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Alg1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RotEnc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RotEnc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RotEnc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RotateLeftBits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SwapBitsB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SwapBitsEE2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RotateLeftBits_mxKeySwapBitsEE2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Alg1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RotEnc_mxKeyRotateLeftB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RotEnc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RotEnc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RotateLeftBits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SwapBitsB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SwapBitsB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B_mxKeySwapMinors3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EE2_mxKeyAlg2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EE2_mxKeyAlg2_mxKeySwapBitsRo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EE2_mxKeyAlg2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EE2_mxKeyRotEnc_mxKeyAlg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EE2_mxKeyRotateLeftBits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Alg1_mxKeyRotE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RotEnc_mxKeyRotateLeftB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RotEnc_mxKeySwapBits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RotEnc_mxKeySwapBitsEE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RotEnc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_mxKeySwapBitsEE2_mxKeyX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Alg2_mxKeyAlg2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Alg1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RotateLeftBits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RotateLeftBits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SwapBitsB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SwapBitsB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SwapBitsEE2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Alg2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Alg2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RotateLeftBits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BitsB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BitsB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BitsB_mxKeyAlg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BitsRound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Minors2_mxKeyAlg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1_mxKeySwapMinors3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Not_mxKeyAlg1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Not_mxKeyAlg1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everseBits_mxKeyAlg2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Enc_mxKeyAlg1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Enc_mxKeySwapBitsB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Enc_mxKeySwapBitsEE2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Alg2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RotateLeftBits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RotateLeftBits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RotateLeftBits_mxKeyAlg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BitsB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BitsB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BitsB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BitsEE2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Minors3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RotateLeftBits_mxKeySwapMinors3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Alg2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RotateLeftBits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RotateLeftBits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RotateLeftBits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SwapBitsB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SwapBitsB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B_mxKeySwapBitsB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Alg2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Alg2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Alg2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Alg1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Alg1_mxKeyRotE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RotEnc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RotateLeftBits_mxKeyX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RotateLeftBits_mxKeyAlg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EE2_mxKeyXor_mxKeyAlg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2_mxKeyAlg2_mxKeyAlg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Alg2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Alg2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Alg2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Alg1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RotateLeftBits_mxKeySwapBits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RotateLeftBits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SwapBitsB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SwapBitsB_mxKeySwapMinors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Minors3_mxKeySwapBitsEE2_mxKeyRotateLeftBi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Alg2_mxKeyAlg2_mxKeyNo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Alg2_mxKeyReverse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RotEnc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RotEnc_mxKeySwapBits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RotateLeftBits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RotateLeftBits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B_mxKeySwapBits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EE2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EE2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EE2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Round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BitsRound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SwapMinors3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Alg1_mxKeyNo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Alg1_mxKeySwapBits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Alg1_mxKeySwapBitsRou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Not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Not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SwapBitsB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SwapBitsRound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SwapMinors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SwapMinors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1_mxKeySwapMinors3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2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2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2_mxKeyXo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2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1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1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Not_mxKeyAlg2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Alg2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Alg1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Alg1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Alg1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RotEnc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everseBits_mxKeySwapMinors3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Alg1_mxKeySwapBitsRou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RotEnc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RotateLeftBits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RotateLeftBits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BitsB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BitsB_mxKeySwapBits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BitsEE2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BitsEE2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BitsEE2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Enc_mxKeySwapMinors3_mxKeySwapBitsRou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ateLeftBits_mxKeyRotEnc_mxKeyRotateLeft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ateLeftBits_mxKeyRotEnc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ateLeftBits_mxKeyRotateLeftBits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RotateLeftBits_mxKeySwapMinors2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B_mxKeySwapBitsEE2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Alg1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Alg1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RotEnc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RotEnc_mxKeySwapBits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SwapBitsB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SwapMinors3_mxKeySwapBits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SwapMinors3_mxKeySwapBitsE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SwapMinors3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Xor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BitsEE2_mxKeyAlg2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Alg2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Alg2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Alg1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RotateLeftBits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SwapMinors3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SwapMinors3_mxKeyAl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2_mxKeyAlg2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3_mxKeySwapBitsB_mxKeyRotEn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3_mxKeySwapBitsEE2_mxKeyAlg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3_mxKeySwapBitsEE2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SwapMinors3_mxKeySwapMinors3_mxKeySwapMinors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_mxKeyAlg2_mxKeyAlg1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Alg1_mxKeySwapMinors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RotateLeftBits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SwapBitsB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SwapBitsB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SwapBitsEE2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SwapBitsRound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Xor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Not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RotateLeftBits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BitsB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BitsRound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BitsRound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Minor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Minors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1_mxKeySwapMinors2_mxKeyRotEn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Alg1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Alg1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Alg1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RotEnc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RotateLeftBit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SwapBitsB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SwapMinors3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SwapMinors3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Not_mxKeySwapMinors3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Alg2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Alg1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Alg1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RotEnc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RotateLeftBit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SwapBitsB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SwapMinors3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SwapMinors3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everseBits_mxKeySwapMinors3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Enc_mxKeyAlg2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Enc_mxKeyAlg1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Enc_mxKeyAlg1_mxKeySwapBits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Enc_mxKeyAlg1_mxKeySwapMino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Enc_mxKeyRotEnc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Alg1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Alg1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Alg1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Alg1_mxKeySwapMino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Alg1_mxKeySwapMinors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Not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ReverseBit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RotateLeftBits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SwapBitsB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SwapBitsEE2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SwapBitsEE2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RotateLeftBits_mxKeySwapBitsEE2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2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1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1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1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1_mxKeySwapMino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Alg1_mxKeySwapMinors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Not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ReverseBit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RotateLeftBits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BitsEE2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BitsEE2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BitsEE2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Minors2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Minors2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B_mxKeySwapMinors3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Alg1_mxKeyN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RotEnc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RotateLeftBits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RotateLeftBits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RotateLeftBits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SwapBitsB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SwapBitsB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SwapBitsB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EE2_mxKeySwapMinors3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Alg2_mxKeyRotEn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Alg2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Alg2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Alg1_mxKeyRotEn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Alg1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RotEnc_mxKeyRotEn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RotEnc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RotEnc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RotEnc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SwapMinors3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_mxKeySwapMinors3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2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1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1_mxKeyRotEn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1_mxKeyRotateLeftBi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1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Alg1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RotEnc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RotEnc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SwapBitsB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SwapBitsB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2_mxKeySwapMinors3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Alg1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Not_mxKeyAlg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Not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SwapBitsB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SwapBitsB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SwapBitsB_mxKeyX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SwapBitsEE2_mxKeySwapBits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SwapBitsEE2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_mxKeyXor_mxKeyAlg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Alg2_mxKeySwapBitsRound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2_mxKeySwapBitsRound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Not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RotEnc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SwapBitsEE2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SwapBitsRound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SwapMinors2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1_mxKeySwapMinors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Alg2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Alg2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Alg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Enc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Enc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Enc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Enc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ateLeft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RotateLeftBits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SwapBitsB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SwapBitsB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Not_mxKeySwapMinors3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Alg2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Alg2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Alg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Alg2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Alg1_mxKeySwapBitsEE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RotEnc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RotEnc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RotEnc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RotateLeft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SwapBitsB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SwapBitsB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everseBits_mxKeySwapMinors3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Alg2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Alg1_mxKeyReverse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Not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Not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Not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RotEnc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RotateLeftBits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SwapBitsRound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Enc_mxKeySwapBitsRound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Alg2_mxKeySwapBitsRou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Not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Not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Reverse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RotEnc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RotEnc_mxKeySwapBitsRou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BitsEE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BitsRound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Minors2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Minors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Minors3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RotateLeftBits_mxKeySwapMinors3_mxKeyX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Not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Not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Reverse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ReverseBits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RotEnc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B_mxKeySwapBitsRound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EE2_mxKeyAlg2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EE2_mxKeyRotateLeft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Reverse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Bits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Bits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BitsRou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Mino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Minors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1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1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RotEnc_mxKeyAlg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SwapMinors3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BitsRound_mxKeyAlg2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2_mxKeyRotEnc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2_mxKeyRotEnc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2_mxKeyRotateLeftBits_mxKeyAlg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2_mxKeyRotateLeftBits_mxKeySwapMinors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2_mxKeySwapMinors3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3_mxKeyNot_mxKeyRotEn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3_mxKeyNot_mxKeyRotateLeftBi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3_mxKeyRotEnc_mxKeySwapBitsRou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3_mxKeyRotEnc_mxKeyX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SwapMinors3_mxKeyRotateLeftBits_mxKey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_mxKeyAlg2_mxKeyAlg2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2_mxKeySwapBitsRound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2_mxKeySwapBitsRound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2_mxKeySwapMinors3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Not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RotateLeftBits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RotateLeftBits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RotateLeftBits_mxKeySwapMino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RotateLeftBits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BitsB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BitsEE2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BitsRound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Minor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Minors2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1_mxKeySwapMinors3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RotateLeftBit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RotateLeftBits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BitsB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BitsB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BitsB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Minors3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Minors3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Not_mxKeySwapMinors3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RotateLeftBit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RotateLeftBits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RotateLeftBits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RotateLeftBits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SwapBitsB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SwapBitsB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SwapBitsB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SwapMinors3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everseBits_mxKeySwapMinors3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Not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Not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Not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RotEnc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RotEnc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BitsEE2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BitsEE2_mxKeySwapBits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BitsEE2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BitsRound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BitsRound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Minors3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Minors3_mxKeySwapBits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Enc_mxKeySwapMinors3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Not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Not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everseBit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everseBits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everseBits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everseBits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otateLeftBits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otateLeftBits_mxKeyReverse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otateLeftBits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RotateLeftBits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BitsB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BitsB_mxKeyReverse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BitsB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BitsRound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Minors2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Minors2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Minors2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RotateLeftBits_mxKeySwapMinors3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Not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Not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Not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everseBits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everseBit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everseBits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otateLeftBits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otateLeftBits_mxKeyReverse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RotateLeftBits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B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B_mxKeyReverse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B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B_mxKeySwapMinor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EE2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EE2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Round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BitsRound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Minors2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Minors2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Minors2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B_mxKeySwapMinors2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C_mxKeyRotEnc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C_mxKeyRotEnc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C_mxKeyRotEnc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C_mxKeyRotEnc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BitsB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BitsB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BitsEE2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Minors2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Minors2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Minors3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SwapMinors3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Xor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EE2_mxKeyXor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Alg1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RotEnc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RotEnc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RotateLeftBits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SwapMinors3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SwapMinors3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BitsRound_mxKeySwapMinors3_mxKey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_mxKeyAlg2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_mxKeyAlg2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_mxKeyAlg2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Alg2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Alg2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Enc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Enc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Enc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ateLeftBits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ateLeftBits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RotateLeftBits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BitsB_mxKeyRotE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BitsB_mxKeyRotateLeft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BitsB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BitsB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BitsEE2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2_mxKeySwapMinors3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Alg2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Alg2_mxKeySwapBits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Not_mxKeySwapBit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Not_mxKeySwapBitsEE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Not_mxKeySwapMinors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Not_mxKeyAlg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SwapBitsB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SwapBitsEE2_mxKeyN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SwapBitsEE2_mxKeySwapBits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SwapBitsRound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SwapMinors3_mxKeyXor_mxKeyAlg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_mxKeyAlg2_mxKeyAlg1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Alg1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Alg1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RotateLeftBits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SwapBitsB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Alg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Not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RotateLeftBits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SwapBitsB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SwapBitsRound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SwapMinors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SwapMinors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SwapMinors3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1_mxKeyXor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Alg1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Enc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Enc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Enc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En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RotateLeftBits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SwapBitsEE2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SwapBitsEE2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Not_mxKeySwapBitsEE2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Alg2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Alg1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Alg1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RotEnc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RotEnc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RotEn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RotateLeftBits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SwapBitsEE2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SwapBitsEE2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SwapBitsEE2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everseBits_mxKeyXor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Alg1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Not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Not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RotateLeftBits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B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B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B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C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BitsEE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Minors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Minors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SwapMinors3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Xor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Xor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Enc_mxKeyXor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Not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ReverseBits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RotEnc_mxKeySwapBits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RotEnc_mxKeySwapMino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RotEn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SwapBitsRound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SwapBitsRound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SwapBitsRound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RotateLeftBits_mxKeyXor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Alg2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Alg2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Alg2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SwapBits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A_mxKeyRotEnc_mxKeySwapMino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Alg1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RotEn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SwapBitsEE2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SwapBitsRound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B_mxKeySwapMinors3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Alg1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Alg1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Alg1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Alg1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SwapMino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C_mxKeyRotEnc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Alg2_mxKeyReverse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Not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Not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Not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RotEnc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B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EE2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Round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Round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Round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BitsRound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Minors2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Minors2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Minors3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Minors3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EE2_mxKeySwapMinors3_mxKeySwapMinors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Alg2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Alg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RotEnc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RotateLeftBits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RotateLeftBits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RotateLeftBits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RotateLeftBits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Xor_mxKeyAlg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BitsRound_mxKeyXor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Alg2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Alg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RotEnc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RotEnc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RotEnc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_mxKeyRotEnc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Alg1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Alg1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BitsEE2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BitsEE2_mxKeySwapMinors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Reverse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RotateLeft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SwapBits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SwapBits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2_mxKeySwapMinors3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Not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SwapBitsRound_mxKeyRotEn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SwapBitsRound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SwapBitsRound_mxKeyAlg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SwapMinors3_mxKeyNo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SwapMinors3_mxKeySwapMinors3_mxKeySwapBitsEE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Xor_mxKeyAlg2_mxKeySwapBitsR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Xor_mxKeyAlg2_mxKeyX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_mxKeyAlg2_mxKeyRotEnc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RotEnc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SwapBitsEE2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SwapBitsEE2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SwapBitsEE2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SwapMinors3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SwapMinors3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Xor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Xor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Alg2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Not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ReverseBits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RotateLeft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A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B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B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B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B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EE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BitsRound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Minors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SwapMinors2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1_mxKeyXor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Alg1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Alg1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Not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ReverseBits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RotateLeft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BitsEE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Minors3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Minors3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Minors3_mxKeySwapBits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Minors3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Not_mxKeySwapMinors3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Alg1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Alg1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Not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RotEnc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RotateLeft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BitsB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BitsEE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Minors3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Minors3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Minors3_mxKeySwapBits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Minors3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SwapMinors3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everseBits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Enc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Enc_mxKeySwapBitsC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Enc_mxKeySwapBitsEE2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Enc_mxKeySwapMinors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Not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Reverse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B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B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C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EE2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EE2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BitsEE2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Minors2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SwapMinors3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RotateLeftBits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2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RotEnc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RotEnc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RotEnc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SwapBitsB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SwapBitsB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A_mxKeyAlg2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ReverseBits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RotateLeftBits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RotateLeftBits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SwapBitsA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SwapBitsA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SwapBitsRound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SwapMinors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B_mxKeySwapMinors3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1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1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RotateLeftBits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Bits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Min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SwapMinors3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Xor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C_mxKeyAlg2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2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1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1_mxKeySwapBits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1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1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Not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RotEnc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RotateLeftBits_mxKeyNo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RotateLeft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RotateLeftBits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SwapBitsEE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SwapBitsEE2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EE2_mxKeySwapMinors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Round_mxKeyAlg1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BitsRound_mxKeySwapMinors3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2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1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1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1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1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SwapBitsB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Xor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_mxKeyAlg2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2_mxKeyRotEnc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2_mxKeyRotateLeft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2_mxKeySwapBitsEE2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2_mxKeySwapMinors3_mxKeySwapBits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2_mxKeySwapMinors3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Alg2_mxKeySwapBits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ReverseBit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RotateLeftBits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RotateLeftBits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BitsA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BitsB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BitsC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Minors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Minors2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Minors3_mxKeyRotateLeft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Minors3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SwapMinors3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SwapMinors3_mxKeyXor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2_mxKeyRotEn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2_mxKeySwapMinors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2_mxKeyAlg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ReverseBi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SwapBits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SwapBits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SwapBitsE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SwapBits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SwapMinors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1_mxKeyX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Xor_mxKeyAlg2_mxKeyAlg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_mxKeyAlg2_mxKeyAlg2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2_mxKeyXor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1_mxKeyReverse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1_mxKeySwapBits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1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1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1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RotEnc_mxKeyNo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RotEnc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BitsRound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Reverse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RotateLeft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SwapBits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SwapMinors3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Xor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Alg1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Alg1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Alg1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ReverseBits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SwapBitsA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SwapBitsEE2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1_mxKeySwapBitsEE2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Not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ReverseBits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ReverseBits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RotEnc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RotEnc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Not_mxKeySwapMinors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_mxKeyAlg2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_mxKeyAlg1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Not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Not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ReverseBits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ReverseBits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RotEnc_mxKeyNo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RotEnc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SwapMinors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everseBits_mxKeySwapMinors3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Alg2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Alg2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Alg2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Alg1_mxKeySwapBits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RotateLeftBits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B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B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C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C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C_mxKeySwapBits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EE2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EE2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Round_mxKeySwapBits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Round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BitsRound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Minors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Minors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Enc_mxKeySwapMinors_mxKeySwapBits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Alg1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RotateLeftBits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SwapBitsC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SwapBitsC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SwapBitsEE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RotateLeftBits_mxKeySwapBitsRound_mxKeyRotateLeft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2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2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1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1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Alg1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A_mxKeySwapBitsB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RotEnc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RotEnc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SwapBitsA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SwapBitsB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SwapBitsRound_mxKeyRotateLeft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SwapMinors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SwapMinors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B_mxKeyXor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Alg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Alg1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Alg1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RotEnc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RotateLeftBits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RotateLeftBits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C_mxKeySwapMinors3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Alg2_mxKeyNo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Alg1_mxKeyReverse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Alg1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RotEnc_mxKeyNo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RotEnc_mxKeySwapBit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RotEnc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RotEnc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RotateLeftBits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SwapMinors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EE2_mxKeyXor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Round_mxKeyAlg2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Round_mxKeyRotEnc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Round_mxKeyRotEnc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BitsRound_mxKeyXor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Alg2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Alg1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Alg1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RotEnc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RotEnc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SwapBitsB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SwapBitsB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SwapMinors3_mxKeySwapBitsEE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SwapMinors3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SwapMinors3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_mxKeyXor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Alg2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Alg1_mxKeyNo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Alg1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Alg1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Alg1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Not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ReverseBits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SwapBitsEE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2_mxKeySwapMinors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Alg2_mxKeyReverseB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Alg2_mxKeySwapBitsRou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Alg1_mxKeySwapMin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ReverseBits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BitsA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BitsC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BitsRound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Minors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Minors2_mxKeySwapMinors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Minors2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Minors3_mxKeySwapMinors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SwapMinors3_mxKeyX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SwapMinors3_mxKeyXor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Xor_mxKeyAlg1_mxKeyAlg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Xor_mxKeyAlg1_mxKeyRotEn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Xor_mxKeyAlg1_mxKeyAlg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_mxKeyAlg2_mxKeyAlg2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Not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ReverseBit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ReverseBits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RotEnc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RotEnc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SwapBitsA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SwapBitsC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SwapMinor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Alg2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Not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Not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Not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Not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everseBit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everseBits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everseBit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RotEnc_mxKeyXor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A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C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C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Round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Round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BitsRound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2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SwapMinors2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1_mxKeyXorB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Alg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Not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Not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Not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ReverseBits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ReverseBits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RotateLeftBit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RotateLeftBits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RotateLeft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B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B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B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B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EE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EE2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BitsRound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Minors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Minors2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Minors2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Minors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Not_mxKeySwapMinors2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2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1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1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SwapMinors3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_mxKeyAlg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Alg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Not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Not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everseBits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everseBits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everseBits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everseBit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otateLeftBit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otateLeftBits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RotateLeft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B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B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B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B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EE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EE2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BitsRound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Minors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Minors2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Minors2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Minors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everseBits_mxKeySwapMinors2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Enc_mxKeyRotEnc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Enc_mxKeyRotEnc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Enc_mxKeyRotEnc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Enc_mxKeyRotEnc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Alg1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Not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Not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Not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ReverseBit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ReverseBits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Reverse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RotateLeftBits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BitsA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BitsA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BitsC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BitsC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BitsC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Minor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Minors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Minors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SwapMinors2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RotateLeftBits_mxKeyXor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Alg2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RotEnc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RotEnc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RotateLeftBits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RotateLeftBits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B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B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EE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EE2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EE2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BitsRound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SwapMinors3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A_mxKeyXor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Not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Not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Not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Not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ReverseBit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ReverseBits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ReverseBits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Reverse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A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A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B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B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B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C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EE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EE2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BitsEE2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2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2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3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3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3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3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SwapMinors3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Xor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B_mxKeyXor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Alg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RotateLeftBits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RotateLeftBits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RotateLeftBit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SwapBitsB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SwapMinors3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C_mxKeySwapMinors3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Alg2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Not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Not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A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B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B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B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EE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BitsEE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SwapMinors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Xor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EE2_mxKeyXor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Alg2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Alg2_mxKeyXor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Not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RotEnc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RotEnc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SwapMinors3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SwapMinors3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SwapMinors3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SwapMinors3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BitsRound_mxKeySwapMinors3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2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2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2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Alg1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RotEnc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RotEnc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RotEnc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RotEnc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RotateLeftBit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SwapBitsB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SwapBitsB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_mxKeySwapMinors3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Alg1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Not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Not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Not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Not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Not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everseBit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everseBits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everseBits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everseBits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everseBits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Enc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Enc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Enc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ateLeftBits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ateLeftBits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RotateLeft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B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B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B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B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EE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BitsEE2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Minors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Minors2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Minors2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2_mxKeySwapMinors3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2_mxKeySwapMino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N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Rever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Reverse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SwapBit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SwapBits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Alg1_mxKeyX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ReverseBit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ReverseBits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ReverseBits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ReverseBit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RotateLeftBits_mxKeySwapMinors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A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C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C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C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C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Round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BitsRound_mxKeySwapBits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_mxKeySwapBitsRo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2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2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SwapMinors2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SwapMinors3_mxKeyXor_mxKeySwapBitsEE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Xor_mxKeyAlg1_mxKeyRotateLeftB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Xor_mxKeyAlg1_mxKeySwapMinors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Xor_mxKeyXor_mxKeyAlg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Xor_mxKeyXor_mxKeyRotEn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Xor_mxKeyXor_mxKeyAlg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mxKeyAlg2_mxKeyAlg2_mxKeyRever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Not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Not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Not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ReverseBit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ReverseBits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BitsA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BitsA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BitsC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BitsC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Minor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Minors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SwapMinors2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Alg1_mxKeyRever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Alg1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Alg1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everse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everse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everse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everse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everseBits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otEnc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RotateLeftBits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A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A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C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C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C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BitsRound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SwapMinors3_mxKeyXor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XorB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XorB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XorB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1_mxKeyXorB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Alg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Not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ReverseBit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BitsEE2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BitsRound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BitsRound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BitsRound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BitsRound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Not_mxKeySwapMinors3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Alg2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Alg2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Alg1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Alg1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Alg1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RotEnc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_mxKeyRotEnc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Alg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Not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ReverseBit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BitsEE2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BitsRound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BitsRound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BitsRound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BitsRound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Minors2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everseBits_mxKeySwapMinors3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Alg2_mxKeySwapBitsEE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Alg2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Not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Not_mxKeySwapBitsRou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Reverse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ReverseBits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RotEnc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RotateLeftBits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RotateLeftBits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SwapBitsA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SwapBitsC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SwapMinors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SwapMinors3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SwapMinors3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Enc_mxKeyXorB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BitsA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2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3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3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RotateLeftBits_mxKeySwapMinors3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RotEnc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RotateLeftBits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B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EE2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Round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Round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Round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BitsRound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A_mxKeySwapMinors3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Alg2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Alg2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Alg2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Alg2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Alg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BitsA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BitsC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BitsC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BitsEE2_mxKeySwapBitsRou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Minors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Minors2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B_mxKeySwapMinors3_mxKeyRever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Alg1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SwapBitsB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SwapBitsB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C_mxKeySwapMinors3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Alg2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Alg1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Alg1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Not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BitsA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BitsB_mxKeySwapBitsRou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BitsEE2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BitsRound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BitsRound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SwapMinors3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EE2_mxKeyXor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Alg1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Alg1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Alg1_mxKeySwapBits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Alg1_mxKeySwapBitsRou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Alg1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Not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Not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Not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ReverseBits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ReverseBit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ReverseBits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RotateLeftBits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SwapMinors2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SwapMinors2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BitsRound_mxKeySwapMinors2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Alg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Enc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Enc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Enc_mxKeySwapBitsRou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Enc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ateLeftBits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RotateLeftBits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BitsB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SwapMinors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_mxKeySwapMinors3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ReverseBits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RotateLeftBits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BitsB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BitsRound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BitsRound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BitsRound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BitsRound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Minors2_mxKeyRotE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SwapMinors3_mxKeyXor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2_mxKeyXor_mxKeyAlg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Alg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Alg2_mxKeyX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Not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Reverse_mxKeyAlg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SwapBitsEE2_mxKeyReverse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SwapBitsEE2_mxKeySwapBit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SwapBitsEE2_mxKeySwapMino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SwapMinors3_mxKeySwapBitsEE2_mxKeySwapMinors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Alg2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Alg2_mxKeySwapBits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Alg1_mxKeyN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Alg1_mxKeySwapBit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Xor_mxKeyRotateLeftBi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Xor_mxKeyXor_mxKeySwapBits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_mxKeyAlg2_mxKeyAlg1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Alg1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RotEnc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SwapBitsA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SwapBitsC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SwapBitsC_mxKeyRotEn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SwapMinors2_mxKeyRotEn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SwapMinors2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Not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Reverse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ReverseBits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RotateLeftBits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BitsB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BitsEE2_mxKeyNo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BitsEE2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BitsEE2_mxKeySwapMinors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BitsEE2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Minors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1_mxKeySwapMinors2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Alg1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Alg1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RotEnc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RotateLeftBits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RotateLeftBits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BitsB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BitsB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BitsB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Minors3_mxKeyRotEn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Minors3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Minors3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SwapMinors3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Xor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everse_mxKeyXor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Alg2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Alg2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Alg1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Alg1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ReverseBits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BitsC_mxKeySwapBitsRoun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BitsC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BitsEE2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BitsRound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Minors_mxKeySwapBitsRoun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Enc_mxKeySwapMinors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No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2_mxKeySwapMinors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1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1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Alg1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Reverse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Reverse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RotEnc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RotEnc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A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A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B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B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B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BitsC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Minors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Minor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RotateLeftBits_mxKeySwapMinors3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RotateLeftBits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RotateLeftBit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BitsB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BitsB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BitsEE2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Minors3_mxKeyRotEn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Minors3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A_mxKeySwapMinors3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Alg2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Alg1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Alg1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Alg1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everse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everse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everse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otEnc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otEnc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otateLeftBits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otateLeftBits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RotateLeftBits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A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A_mxKeySwapBitsEE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C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C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C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BitsEE2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B_mxKeySwapMinors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C_mxKeyRotateLeftBit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C_mxKeySwapBitsB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C_mxKeySwapBitsB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C_mxKeySwapBitsB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Alg1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Alg1_mxKeySwapMinors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ReverseBits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ReverseBits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ReverseBits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BitsA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Rever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SwapMinors3_mxKeyXor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EE2_mxKeyXorB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Round_mxKeyNot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Round_mxKeyRotEnc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BitsRound_mxKeySwapMinors2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RotateLeftBits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RotateLeftBit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SwapBitsB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SwapBitsEE2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SwapBitsEE2_mxKeyAlg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SwapMinors3_mxKeyRotEn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_mxKeySwapMinors3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2_mxKeySwapMinors2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2_mxKeyXor_mxKeyAlg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everse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everseBits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everseBit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everseBits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otateLeftBits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otateLeftBits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otateLeftBits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RotateLeftBits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A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A_mxKeySwapMinors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B_mxKeyReverse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B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B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C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C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BitsC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_mxKeyRotateLeftBi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_mxKeySwapBits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_mxKeyX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3_mxKeySwapBits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3_mxKeySwapBits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SwapMinors3_mxKeySwapMinors3_mxKeySwapMino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mxKeyAlg2_mxKeyAlg1_mxKeyXor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ReverseBits_mxKeySwapBitsEE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SwapBitsRound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SwapBitsRound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SwapMinors2_mxKeySwapBitsEE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SwapMinors2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1_mxKeyRotEnc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1_mxKeySwapBitsA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1_mxKeySwapBitsRound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Not_mxKeyRotateLeft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Not_mxKeySwapBitsB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Not_mxKeySwapBitsRound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Alg2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Alg2_mxKeySwapBits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Alg2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RotEnc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RotEnc_mxKeySwapBits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RotEnc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_mxKeyRotateLeftBits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Bits_mxKeyRotateLeft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Bits_mxKeySwapBitsB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Bits_mxKeySwapBitsRound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Bits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everseBits_mxKeyXor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Alg2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Alg2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Bits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Bits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Bits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everseBits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otEnc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otateLeftBits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otateLeftBits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otateLeftBits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RotateLeftBits_mxKeyXor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SwapBitsEE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SwapBitsA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XorB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XorB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Enc_mxKeyXorB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Not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Reverse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Reverse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RotEnc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RotEnc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BitsA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BitsA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BitsRound_mxKeyN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BitsRound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BitsRound_mxKeySwapMinors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Minors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Minors2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SwapMinors3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RotateLeftBits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RotateLeft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RotateLeftBits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SwapBitsB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SwapBitsRound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SwapMinors3_mxKeySwapBits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A_mxKeyXor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Not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Reverse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SwapBitsA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SwapBitsRound_mxKeyN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SwapBitsRound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SwapMinors2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B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C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C_mxKeyXor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Alg2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Alg2_mxKeySwapMino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Alg2_mxKeyXor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ReverseBits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RotEnc_mxKeyXor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SwapBitsA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SwapBitsA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SwapMinors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SwapMinors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SwapMinors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XorB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EE2_mxKeyXorB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Alg2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Alg1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Alg1_mxKeySwapMino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Not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ReverseBits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ReverseBits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ReverseBits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RotateLeftBits_mxKeyN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RotateLeftBits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SwapBitsB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BitsRound_mxKeySwapBitsB_mxKeyAlg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RotateLeftBits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SwapBitsEE2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SwapBitsEE2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SwapBitsEE2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SwapMinors3_mxKeySwapBits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Xor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_mxKeyXor_mxKeyX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2_mxKeyRotateLeftBits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2_mxKeySwapBitsB_mxKeySwapBitsRoun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2_mxKeySwapBitsRound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2_mxKeySwapBitsRound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2_mxKeySwapMinors3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everse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everse_mxKeyRotateLeft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everse_mxKeySwapMinors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N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SwapBits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SwapBits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SwapMino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Enc_mxKeySwapMinors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RotateLeftBits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SwapBitsA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SwapMinors3_mxKeySwapMinors3_mxKeyReverseBi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Alg2_mxKeySwapBitsEE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Alg1_mxKeyRever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Alg1_mxKeyXor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SwapBitsRound_mxKeyAlg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SwapBitsRound_mxKeyRotEn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Xor_mxKeyN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Xor_mxKeySwapBits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Xor_mxKeySwapBitsEE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Xor_mxKeyXor_mxKeySwapMino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_mxKeyAlg2_mxKeyNot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Not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Not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everseBit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everseBits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everseBits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SwapMinor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A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A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A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SwapMinor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B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C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C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BitsC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2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2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3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3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SwapMinors3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Reverse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RotateLeftBits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RotateLeftBits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RotateLeftBits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SwapBitsB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SwapBitsC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SwapBitsC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SwapMinors3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1_mxKeyXorB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Not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Not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Not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Not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everseBits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everseBits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everseBits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everseBits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everseBits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RotateLeftBits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A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A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C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EE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EE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BitsEE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2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SwapMinors2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Xor_mxKeySwapBitsRoun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Not_mxKeyXor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RotateLeftBit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RotateLeftBits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RotateLeftBits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BitsB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BitsB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BitsB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BitsB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Minors3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_mxKeySwapMinors3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Not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Not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Not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Not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Not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ReverseBits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ReverseBits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ReverseBits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ReverseBits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A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A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C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EE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EE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BitsEE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Minors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Minors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Minors2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everseBits_mxKeySwapMinors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Not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Reverse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Reverse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Reverse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ReverseBits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A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B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EE2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EE2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Round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BitsRound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Alg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2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3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SwapMinors3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XorB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XorB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Enc_mxKeyXorB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Not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everse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everse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everse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otateLeftBits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otateLeftBits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RotateLeftBits_mxKeySwapMinor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SwapBitsA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SwapBitsA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SwapBitsB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SwapBitsEE2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RotateLeftBits_mxKeySwapMinor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Not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Not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ReverseBits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ReverseBits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RotateLeftBit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RotateLeftBits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SwapBitsC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SwapBitsEE2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SwapBitsEE2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SwapBitsEE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A_mxKeySwapMinors2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everse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everse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everse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everse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RotateLeftBits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SwapBitsB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SwapBitsB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SwapBitsC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SwapBitsEE2_mxKeySwapMinor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B_mxKeySwapMinors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Not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ReverseBits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SwapBitsA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SwapBitsB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SwapBitsEE2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SwapMinors2_mxKeyAlg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C_mxKeySwapMinors2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Alg1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Not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Not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Not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Reverse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ReverseBit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RotateLeftBits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RotateLeftBits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RotateLeftBits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A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A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A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B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B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C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EE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EE2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EE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BitsEE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Minors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SwapMinors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XorB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EE2_mxKeyXorB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Round_mxKeyRotEnc_mxKeySwapBit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Round_mxKeySwapBitsB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Round_mxKeySwapBitsB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BitsRound_mxKeySwapMinors2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Not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ReverseBits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RotEnc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RotateLeftBits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SwapBitsB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_mxKeySwapMinors2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Not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Not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Not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Not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Not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ReverseBits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ReverseBits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ReverseBits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ReverseBits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A_mxKeyX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C_mxKeyAlg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C_mxKeyRotEn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EE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EE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BitsEE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Minors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Minors2_mxKeyN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Minors2_mxKeyReverse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2_mxKeySwapMinors2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Alg2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Reverse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Reverse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Reverse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A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A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B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B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B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EE2_mxKeyReve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EE2_mxKeySwapBit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EE2_mxKeyXor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BitsRound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Minors2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SwapMinors3_mxKeySwapMinors2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_mxKeySwapBitsRound_mxKeySwapMinors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_mxKeySwapBitsRound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_mxKeyXor_mxKeySwapBitsRoun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_mxKeyXor_mxKeySwapMinors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B_mxKeySwapBitsEE2_mxKeyRotateLeftBi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B_mxKeySwapBitsEE2_mxKeySwapBit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B_mxKeySwapBitsEE2_mxKeyAlg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B_mxKeySwapMinors3_mxKeyAlg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XorB_mxKeySwapMinors3_mxKeySwapBitsEE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_mxKeyAlg2_mxKeyRotateLeftBits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2_mxKeySwapBitsA_mxKeySwapBitsEE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2_mxKeySwapBitsRound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2_mxKeySwapMinors_mxKeySwapBitsEE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2_mxKeySwapMinors2_mxKeyRotateLeft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1_mxKeySwapBitsA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1_mxKeySwapBitsB_mxKeySwapBit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1_mxKeySwapBitsB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1_mxKeyXorB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RotEnc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RotEnc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BitsA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BitsC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Bits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Minors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SwapMinor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Not_mxKeyXor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Alg2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RotateLeft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SwapBitsEE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Enc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RotateLeftBits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SwapBitsEE2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SwapBitsEE2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_mxKeySwapBitsEE2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BitsA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BitsC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Bits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Minors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everseBits_mxKeySwapMinor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Not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Not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Reverse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ReverseBits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RotEnc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A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B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B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B_mxKeySwapBit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B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C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C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BitsRound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Minors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Minors2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Minors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SwapMinors3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Enc_mxKeyXorB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ateLeftBits_mxKeyReverse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RotateLeftBits_mxKeySwapBitsRound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Not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ReverseBits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RotEnc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RotEnc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SwapBits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SwapMinors2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SwapMinors2_mxKeySwapMinors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A_mxKeySwapMinors2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B_mxKeySwapBitsRound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Alg1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Alg1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Not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Not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ReverseBits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ReverseBit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RotEnc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RotEnc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BitsA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BitsEE2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BitsEE2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BitsEE2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Minors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Minor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C_mxKeySwapMinors2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Not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Reverse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Reverse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Reverse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ReverseBits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RotEnc_mxKeySwapBit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A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C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C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C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Round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BitsRound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SwapMinors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EE2_mxKeyXorB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BitsRound_mxKeySwapBitsB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Not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Not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ReverseBits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ReverseBit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SwapBitsC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SwapBits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_mxKeySwapMinors2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Alg1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RotEnc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RotEnc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RotEnc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BitsA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BitsA_mxKeySwapMinors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BitsA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Bits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SwapMinors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2_mxKeyXorB_mxKeySwapMinors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3_mxKeyReverse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3_mxKeySwapBitsA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3_mxKeySwapMinors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3_mxKeySwapMinors3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SwapMinors3_mxKeySwapMinors3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SwapBit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Alg2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_mxKeyXor_mxKeySwapBit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RotateLeft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SwapBitsEE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SwapMinors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Alg1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N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Reve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Reverse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RotateLeftB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Bits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Bits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BitsEE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Minor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SwapMinors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X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RotEnc_mxKeyXor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BitsEE2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BitsEE2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BitsEE2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BitsEE2_mxKeySwapMinors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Minors3_mxKeyRotEn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Minors3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SwapMinors3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Xor_mxKeyAlg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Xor_mxKeySwapBitsRou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XorB_mxKeyXor_mxKeyAlg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_mxKeyAlg2_mxKeyNot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RotEnc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BitsEE2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SwapMinors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Xor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Xor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Not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Not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Reverse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ReverseBits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ReverseBit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ReverseBits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ReverseBit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A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A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A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A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B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B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EE2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EE2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BitsRound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Minors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Minors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Minors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1_mxKeySwapMinors2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Alg1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Alg1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Reverse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RotateLeftBits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A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A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B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B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B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C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C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BitsC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Minor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Minor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Minors3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Minors3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SwapMinors3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Not_mxKeyXor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2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Alg1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Not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ReverseBit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RotateLeftBits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BitsEE2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_mxKeySwapMinors3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Alg1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Alg1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Reverse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RotEnc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RotEnc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RotateLeftBits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A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A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B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B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C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C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BitsC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Minor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Minor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Minors3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everseBits_mxKeySwapMinors3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Enc_mxKeyRotateLeftBit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Enc_mxKeySwapMinor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Enc_mxKeySwapMinors2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Enc_mxKeySwapMinors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Enc_mxKeyXor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Not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Reverse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ReverseBits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RotEnc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C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C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C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C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EE2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EE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EE2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EE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BitsEE2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Minors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SwapMinors2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XorB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RotateLeftBits_mxKeyXorB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Alg1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Alg1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Not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Not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ReverseBit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ReverseBit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BitsB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BitsB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BitsB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BitsC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BitsC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Minors2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Minors3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Minors3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A_mxKeySwapMinors3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Not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Not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Not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ReverseBits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ReverseBits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BitsA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BitsA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BitsA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BitsEE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BitsEE2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Minors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Minors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Minor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Minors2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SwapMinors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XorB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B_mxKeyXorB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Alg2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Alg1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Alg1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Not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Not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Not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everseBits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everseBits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everseBits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otateLeftBits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otateLeftBits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otateLeftBits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RotateLeftBit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BitsA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BitsA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BitsEE2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2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2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3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C_mxKeySwapMinors3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Reverse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ReverseBit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RotateLeftBits_mxKeyRever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RotateLeftBits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RotateLeftBits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SwapBitsB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SwapBitsB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SwapBitsC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SwapMinors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EE2_mxKeySwapMinor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Round_mxKeySwapBitsRound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BitsRound_mxKeySwapMinors3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Not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Not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ReverseBits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ReverseBit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RotateLeftBits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B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B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B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C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C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EE2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BitsEE2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Minors2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_mxKeySwapMinors3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2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Alg1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RotateLeftBits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BitsA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BitsB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BitsB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BitsC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BitsC_mxKeyAlg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SwapMinors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2_mxKeyXorB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Alg1_mxKeyXor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Not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Not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Not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Not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Not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ReverseBits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ReverseBits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ReverseBit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A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A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A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A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C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C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BitsC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_mxKeySwapBit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2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2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2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SwapMinors2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Xor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SwapMinors3_mxKeyXorB_mxKeyAlg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_mxKeyAlg1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_mxKeyXor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Alg1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Alg1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Alg1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Alg1_mxKeySwapBits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Alg1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RotEnc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RotateLeftBits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RotateLeftBits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BitsB_mxKeySwapBitsEE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BitsB_mxKeySwapMinors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N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Reverse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RotateLeftB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SwapBits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SwapBits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SwapMin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SwapMinors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XorB_mxKeySwapMinors3_mxKeyX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_mxKeyAlg2_mxKeyAlg2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Alg2_mxKeySwapBitsRound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Alg2_mxKeySwapBitsRound_mxKeySwapBits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Alg2_mxKeySwapBitsRound_mxKeySwapMinor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Alg2_mxKeySwapBitsRound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Alg2_mxKeySwapBits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Not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Reverse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Reverse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ReverseBits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BitsA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BitsA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BitsRound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BitsRound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BitsRound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Minor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SwapMinors2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Not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Alg2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Not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Not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ReverseBit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ReverseBits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SwapMinors2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Alg2_mxKeySwapBits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Not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Reverse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Reverse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ReverseBits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BitsA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BitsA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BitsRound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BitsRound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BitsRound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Minor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SwapMinors2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everseBits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Enc_mxKeySwapMinors2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Enc_mxKeyXor_mxKeySwapBitsEE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ateLeftBits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ateLeftBits_mxKeyXorB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ateLeftBits_mxKeyXorB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RotateLeftBits_mxKeyXorB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SwapBits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SwapBits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SwapMinor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Alg2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Not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Not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ReverseBits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ReverseBit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BitsC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BitsRound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BitsRound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BitsRound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Minors2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SwapMinors2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A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B_mxKeySwapBitsRound_mxKeySwapBits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B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B_mxKeyXorB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B_mxKeyXorB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B_mxKeyXorB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Alg2_mxKeySwapBits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SwapBitsA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SwapBitsRound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SwapBitsRound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SwapMinor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C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EE2_mxKeySwapBitsRound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RotateLeftBits_mxKeySwapBits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SwapBitsB_mxKeyRotateLeft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SwapBitsRound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SwapBitsRound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SwapBitsRound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SwapMinors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BitsRound_mxKeyXorB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Alg2_mxKeySwapBits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Not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ReverseBit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SwapBitsC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SwapBitsRound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SwapMinors2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SwapMinors2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SwapMinors2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Alg2_mxKeyXor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Alg1_mxKeyXor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Not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Reverse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ReverseBits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BitsA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BitsA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BitsRound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BitsRound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BitsRound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Minors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Minors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Minors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SwapMinors2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2_mxKeyXorB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3_mxKeyAlg2_mxKeyXor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3_mxKeyXorB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SwapMinors3_mxKeyXorB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_mxKeySwapMinors3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_mxKeySwapMinors3_mxKeySwapBitsRoun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_mxKeySwapMinors3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_mxKeySwapMinors3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N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ReverseBit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SwapBits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SwapBitsEE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SwapMinor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SwapMinors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2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Alg1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RotEnc_mxKeyAlg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RotateLeftBits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RotateLeftBits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RotateLeftBits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SwapBitsB_mxKeyAlg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SwapBitsB_mxKeyRotEn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SwapBitsB_mxKeyX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SwapMinors3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XorB_mxKeyXor_mxKeySwapMinors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_mxKeyAlg1_mxKeyNot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Not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Not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Reverse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Reverse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Reverse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Reverse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ReverseBit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A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C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EE2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Round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Round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BitsRound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2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2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SwapMinors2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XorB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XorB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XorB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1_mxKeyXorB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everse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everse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everse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otateLeftBit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otateLeftBits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RotateLeftBits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A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A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B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BitsEE2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Not_mxKeySwapMinor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Not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Not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Not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everseBit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everseBits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everseBits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otEnc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otateLeftBits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otateLeftBits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RotateLeftBits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B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B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B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B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EE2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EE2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BitsRound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Alg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_mxKeySwapMinors2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everse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everse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everse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otateLeftBit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otateLeftBits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RotateLeftBits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A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A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B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BitsEE2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everseBits_mxKeySwapMinor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Not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Not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Not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Bit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Bits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everseBits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RotateLeftBits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A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A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A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A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B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C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BitsC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2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2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2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SwapMinors2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XorB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RotateLeftBits_mxKeyXorB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Not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Not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everseBit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everseBits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otateLeftBits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otateLeftBits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otateLeftBit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RotateLeftBits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BitsC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BitsEE2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BitsEE2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Minors2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A_mxKeySwapMinors2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Not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Not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Bit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everseBit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RotateLeftBits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A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B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C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EE2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BitsEE2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Minor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Minors2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Minors2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Minors2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SwapMinors3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XorB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B_mxKeyXorB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Not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ReverseBits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RotateLeftBits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RotateLeftBits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A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A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B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EE2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Round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BitsRound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Minor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Minors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Minors2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C_mxKeySwapMinors2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Not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Reverse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ReverseBits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ReverseBits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A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A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B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EE2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EE2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BitsEE2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Minors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SwapMinors2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XorB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EE2_mxKeyXorB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BitsC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Minors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Minors3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Minors3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Minors3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SwapMinors3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XorB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BitsRound_mxKeyXorB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Alg1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Alg1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Alg1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Not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everseBit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Enc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Enc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ateLeftBits_mxKeyNo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ateLeftBits_mxKeyReverse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ateLeftBits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RotateLeftBits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BitsC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BitsEE2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BitsRound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_mxKeySwapMinors2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Alg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everse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Enc_mxKeySwapMinors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Enc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ateLeftBits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ateLeftBits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ateLeftBits_mxKeySwapMino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RotateLeftBits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A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A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B_mxKeyRever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B_mxKeySwapBits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B_mxKeyXor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C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C_mxKeySwapMinors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BitsEE2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SwapMinor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Xor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XorB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XorB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XorB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2_mxKeyXorB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3_mxKeyXorB_mxKeySwapBitsRoun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SwapMinors3_mxKeyXorB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Alg2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RotEnc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RotEnc_mxKeySwapBit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RotateLeftBits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RotateLeftBits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B_mxKeyRotateLeftBi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B_mxKeySwapBits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EE2_mxKeySwapBitsEE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EE2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Round_mxKeyAlg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Round_mxKeyRotEn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Round_mxKeyX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XorB_mxKeySwapBitsRound_mxKeyAlg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_mxKeyAlg2_mxKeyNot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2_mxKeyReverseBits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2_mxKeySwapBitsA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2_mxKeySwapBitsC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2_mxKeySwapMinors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2_mxKeySwapMinors2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1_mxKeyAlg1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1_mxKeySwapBitsA_mxKeySwapBitsEE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1_mxKeySwapBitsEE2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1_mxKeyXorB_mxKeySwapBitsEE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Not_mxKeyReverse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Not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ReverseBits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BitsEE2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BitsRound_mxKeyAlg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BitsRound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BitsRound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BitsRound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_mxKeySwapMinors3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everseBits_mxKeyReverse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Not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Not_mxKeyReverseBi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Not_mxKeySwapBit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Not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_mxKeyN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Bits_mxKeyN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Bits_mxKeySwapBi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Bits_mxKeySwapMino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ReverseBits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A_mxKeyN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A_mxKeySwapBi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A_mxKeySwapMino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A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C_mxKeyReverseBi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C_mxKeySwapBit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C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BitsRound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_mxKeyReverseBi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_mxKeySwapBit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2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2_mxKeyReverseBi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2_mxKeySwapBit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SwapMinors2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XorB_mxKeyN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XorB_mxKeySwapBi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XorB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XorB_mxKeySwapMino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Enc_mxKeyXorB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ateLeftBits_mxKeySwapBitsC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RotateLeftBits_mxKeyXorB_mxKeyAlg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A_mxKeySwapMinors3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B_mxKeySwapBitsRound_mxKeySwapMino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B_mxKeySwapMinors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B_mxKeyXorB_mxKeyAlg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C_mxKeyRotateLeftBits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C_mxKeySwapBitsEE2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C_mxKeySwapBitsRound_mxKeyAlg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EE2_mxKeyReverse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EE2_mxKeySwapBitsC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EE2_mxKeySwapBitsRound_mxKeySwapBits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EE2_mxKeySwapBitsRound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EE2_mxKeyXorB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Alg1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Alg1_mxKeySwapBi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Alg1_mxKeySwapBitsEE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Alg1_mxKeyXor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RotateLeftBits_mxKeySwapMinors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BitsC_mxKeyAlg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BitsC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BitsC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BitsC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BitsRound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Minors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Minors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Minors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SwapMinors2_mxKeyRotateLeftBi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BitsRound_mxKeyXorB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_mxKeySwapBitsB_mxKeySwapBitsRou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_mxKeySwapBitsRound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_mxKeySwapBitsRound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_mxKeySwapBitsRound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_mxKeySwapMinors3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2_mxKeySwapMinors2_mxKeyX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3_mxKeyNot_mxKeyRever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SwapMinors3_mxKeyReverse_mxKeyN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Xor_mxKeySwapMinors3_mxKeyRotEn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Xor_mxKeyXor_mxKeySwapMinors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XorB_mxKeyAlg2_mxKeyAlg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XorB_mxKeyRotateLeftBits_mxKeyAlg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XorB_mxKeySwapBitsB_mxKeyAlg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_mxKeyAlg1_mxKeyReverse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Alg1_mxKeyReverseBits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Alg1_mxKeySwapBitsEE2_mxKeyRever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Alg1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Alg1_mxKeySwapBitsEE2_mxKeySwapBits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Alg1_mxKeySwapBitsEE2_mxKeySwapBits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SwapBitsEE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SwapBitsEE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SwapMinors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Bits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Bits_mxKeySwapBitsEE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Bits_mxKeySwapBitsEE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Bits_mxKeySwapMinors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everseBits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Enc_mxKeyAlg2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Enc_mxKeySwapBitsRound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ateLeftBits_mxKeySwapBitsRound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ateLeftBits_mxKeySwapMinors3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ateLeftBits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RotateLeftBits_mxKeyXorB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A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A_mxKeySwapBitsEE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A_mxKeySwapBitsEE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A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B_mxKeySwapBitsRound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B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B_mxKeyXorB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C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Not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Not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Not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ReverseBits_mxKeyNo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ReverseBits_mxKeySwapBits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ReverseBits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ReverseBits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BitsA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_mxKeyNo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SwapMinors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Xor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XorB_mxKeyNo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XorB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EE2_mxKeyXorB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Round_mxKeyRotateLeftBits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Round_mxKeySwapBitsRound_mxKeySwapBits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BitsRound_mxKeyXorB_mxKeyX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Not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ReverseBits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BitsEE2_mxKeyNo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BitsEE2_mxKeySwapBits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BitsEE2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BitsEE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SwapMinors2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SwapBitsEE2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SwapBitsEE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SwapBitsEE2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SwapMinors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2_mxKeyXorB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3_mxKeyRotateLeftBits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3_mxKeyXor_mxKeyRotateLeft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3_mxKeyXor_mxKeySwapBits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3_mxKeyXorB_mxKeyRotateLeft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SwapMinors3_mxKeyXorB_mxKeySwapMinors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Alg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No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Reverse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RotateLeft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Bits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Bits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Bits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BitsE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X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_mxKeyRotEnc_mxKeyXor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RotateLeftBits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SwapBitsB_mxKeySwapBits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SwapBitsEE2_mxKeySwapMino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SwapBitsEE2_mxKeySwapMinors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SwapBitsRound_mxKeyRotateLeftBi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XorB_mxKeyXor_mxKeyRotEn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_mxKeyNot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_mxKeyRotateLeftBits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_mxKeySwapBitsB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_mxKeySwapBitsRound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_mxKeyXor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_mxKeyXor_mxKeyXo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everseBits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Enc_mxKeySwapBitsRound_mxKeyReverse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ateLeftBits_mxKeyReverse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ateLeftBits_mxKeySwapBitsRound_mxKeySwapBits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ateLeftBits_mxKeySwapBitsRound_mxKeySwapMino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ateLeftBits_mxKeySwapBitsRound_mxKeyXo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RotateLeftBits_mxKeySwapMinors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A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B_mxKeyReverse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B_mxKeySwapBitsC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B_mxKeySwapBitsRound_mxKeySwapBits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B_mxKeySwapBitsRound_mxKeyXo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C_mxKeySwapBitsB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C_mxKeySwapBitsRound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EE2_mxKeySwapBitsRound_mxKeySwapMino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EE2_mxKeySwapBitsRound_mxKeyXo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EE2_mxKeySwapMinors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Not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ReverseBits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RotateLeftBits_mxKeySwapBits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RotateLeftBits_mxKeySwapMino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RotateLeftBits_mxKeyXo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B_mxKeyNo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B_mxKeyReverse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B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B_mxKeySwapMino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B_mxKeySwapMinors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BitsC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Minors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Minors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SwapMinors2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Xor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BitsRound_mxKeyXorB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_mxKeyRotateLeftBits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_mxKeySwapBitsEE2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_mxKeySwapBitsRound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2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2_mxKeyXor_mxKeySwapBits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SwapMinors3_mxKeyRotEnc_mxKeyXo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_mxKeySwapBitsRound_mxKeySwapBitsEE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_mxKeySwapMinors3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B_mxKeyAlg2_mxKeyRotateLeftBi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B_mxKeyAlg2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B_mxKeySwapBitsRound_mxKeySwapBits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B_mxKeySwapBitsRound_mxKeySwapMinors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XorB_mxKeyXor_mxKeyXo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_mxKeyAlg1_mxKeyAlg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Not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Not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Not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Not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Bits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Bits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ReverseBits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A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A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A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A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EE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2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2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SwapMinors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Not_mxKeyXorB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Not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Not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Not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Not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ReverseBit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ReverseBit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ReverseBit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ReverseBit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A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A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C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EE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EE2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BitsEE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Minors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Minors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Minors2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Minors2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_mxKeySwapMinors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Not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Not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Not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Bits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Bits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ReverseBits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A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A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A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A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EE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2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2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SwapMinors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ReverseBits_mxKeyXorB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Not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Not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Not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Bit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Bit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ReverseBit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A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A_mxKeySwapBitsRoun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A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2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SwapMinors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A_mxKeyXorB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Not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ReverseBit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A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A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A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A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C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BitsEE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SwapMinors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C_mxKeyXorB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Not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Reverse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Reverse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Reverse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A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C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EE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Minor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Minors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BitsEE2_mxKeyXorB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Not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Not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Not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Reverse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ReverseBit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ReverseBit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ReverseBit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A_mxKeyRotE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A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A_mxKeyX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A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2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2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SwapMinors2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_mxKeyXorB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Not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Not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Not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Not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Not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Bits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Bits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Bit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Bits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ReverseBits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A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A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A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A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A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C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EE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2_mxKeyRever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2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SwapMinors2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2_mxKeyXorB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B_mxKeyXor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SwapBits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SwapBitsRoun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SwapMino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SwapBitsRound_mxKeySwapMinors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XorB_mxKeySwapBits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SwapMinors3_mxKeyXorB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_mxKeyRotEnc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_mxKeyXor_mxKeyReverseBit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Not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Not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ReverseBit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ReverseBits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A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A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C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C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EE2_mxKeyNo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BitsEE2_mxKeySwapBits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Minors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Minors_mxKeySwapMinors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Minors2_mxKeySwapBitsEE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XorB_mxKeySwapMinors2_mxKeyAlg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_mxKeyAlg1_mxKeyReverseBits_mxKeySwapBit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Alg1_mxKeyReverseBits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Alg1_mxKeySwapBitsA_mxKeyReverseBit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Alg1_mxKeyXorB_mxKeyReverseBit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Not_mxKeySwapBitsRound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Not_mxKeyXorB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Not_mxKeyXorB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Not_mxKeyXorB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RotEnc_mxKeyRever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RotEnc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BitsA_mxKeyAlg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BitsC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BitsC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BitsEE2_mxKeySwapBitsRou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Minors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_mxKeySwapMinors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Bits_mxKeySwapBitsRound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Bits_mxKeyXorB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Bits_mxKeyXorB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everseBits_mxKeyXorB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Reverse_mxKeySwapBits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Reverse_mxKeySwapMinor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BitsC_mxKeyRever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BitsC_mxKeySwapBits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BitsC_mxKeySwapMinor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Minors_mxKeyRever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Minors_mxKeySwapBits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RotEnc_mxKeySwapMinors_mxKeySwapMinor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Reverse_mxKeyAlg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SwapBitsA_mxKeyAlg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SwapBitsRound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XorB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XorB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A_mxKeyXorB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Reverse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Reverse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SwapBitsC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SwapBitsC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SwapBitsEE2_mxKeySwapBitsRou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XorB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XorB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C_mxKeyXorB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EE2_mxKeyReverse_mxKeySwapBitsRou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EE2_mxKeySwapBitsC_mxKeySwapBitsRou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BitsEE2_mxKeySwapBitsRound_mxKeySwapBits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Reverse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Reverse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SwapMinors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SwapMinors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XorB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XorB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_mxKeyXorB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2_mxKeySwapBitsRound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SwapMinors2_mxKeyXorB_mxKeySwapBitsRou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_mxKeyAlg2_mxKeyXor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_mxKeyRotEnc_mxKeyAlg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_mxKeySwapBitsRound_mxKeySwapBits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_mxKeySwapMinors3_mxKeySwapBits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Alg1_mxKeySwapMinors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Not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Not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Not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ReverseBits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ReverseBits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ReverseBits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A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A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A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C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C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BitsC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_mxKeyAlg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2_mxKeyRotEn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2_mxKeySwapMinors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XorB_mxKeySwapMinors2_mxKeyX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_mxKeyAlg2_mxKeyRotEnc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Reverse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Reverse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ReverseBits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ReverseBits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SwapBitsA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SwapBitsA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SwapBitsA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1_mxKeyXor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RotateLeft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SwapBitsB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SwapBitsRound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SwapMinors3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XorB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Not_mxKeyXorB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Alg1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Alg1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Alg1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Reverse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RotateLeftBits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A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A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C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C_mxKeySwapMinors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BitsC_mxKeyAlg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Minors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Minors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Minors3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_mxKeySwapMinors3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RotateLeft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SwapBitsB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SwapBitsRound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SwapMinors3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XorB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everseBits_mxKeyXorB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Enc_mxKeyXor_mxKeyRotEn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Enc_mxKeyXor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Enc_mxKeyXor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Not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Reverse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Reverse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SwapBitsA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SwapBitsC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SwapBitsC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SwapBitsC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SwapMinor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RotateLeftBits_mxKeyXorB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Reverse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Reverse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RotateLeft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A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A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B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B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BitsRound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Minors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Minors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SwapMinors3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XorB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A_mxKeyXorB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Not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Reverse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Reverse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Reverse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BitsA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BitsA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BitsA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BitsA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BitsC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Minors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Minors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Minors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SwapMinor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B_mxKeyXorB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everse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everse_mxKeySwapMinors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everse_mxKeyAlg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otateLeftBits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otateLeftBits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RotateLeft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SwapBitsB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SwapBitsC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SwapBitsC_mxKeySwapMinors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SwapBitsC_mxKeyAlg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SwapMinors3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XorB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C_mxKeyXorB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Not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ReverseBits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SwapBitsRound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SwapBitsRound_mxKeySwapBitsEE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SwapMinors2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BitsRound_mxKeyXorB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Reverse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Reverse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RotateLeft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A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A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B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BitsB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Minors_mxKeyAlg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Minors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SwapMinors3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XorB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_mxKeyXorB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2_mxKeySwapBitsRound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Not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Bits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Bits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Bits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Bits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ReverseBit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A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A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A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C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C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C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C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BitsC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2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2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2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SwapMinors2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XorB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XorB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XorB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Xor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SwapMinors3_mxKeyXorB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_mxKeyRotEnc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_mxKeySwapMinors3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_mxKeySwapMinors3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Alg1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Alg1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Alg1_mxKeyXor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Not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Not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everseBits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everseBits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RotateLeftBits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A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A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No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Reverse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SwapBit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SwapMino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B_mxKeySwapMinors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C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C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BitsRound_mxKeySwapBitsRou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2_mxKeyRotateLeftBit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2_mxKeySwapBits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3_mxKeyRever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XorB_mxKeySwapMinors3_mxKeySwapBit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_mxKeyAlg2_mxKeyXorB_mxKeyAlg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2_mxKeyXorB_mxKeyRotEn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2_mxKeyXorB_mxKeySwapBitsEE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2_mxKeyXorB_mxKeyX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2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1_mxKeyXor_mxKeySwapBitsEE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Reverse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BitsC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BitsRound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BitsRound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BitsRound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SwapMinor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Not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Alg2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Not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Reverse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Reverse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ReverseBit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BitsA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BitsA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BitsRound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BitsRound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BitsRound_mxKeySwapMinors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Minors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SwapMinors2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Reverse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BitsC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BitsRound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BitsRound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BitsRound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SwapMinor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everseBits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RotateLeftBits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Reverse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Reverse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A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C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Round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Round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BitsRound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Minor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SwapMinors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A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B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Not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ReverseBit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A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SwapMinors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BitsRound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Minor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SwapMinors2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C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EE2_mxKeyRotEnc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Not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Not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Not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Not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Not_mxKeySwapMinors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everse_mxKeyAlg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everseBits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everseBits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everseBits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everseBits_mxKeySwapMinors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otEnc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RotEnc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A_mxKeyAlg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B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C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C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EE2_mxKeyRotEn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BitsEE2_mxKeyX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Minors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Minors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Minors2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BitsRound_mxKeySwapMinors2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Not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Reverse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ReverseBit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A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A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C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Round_mxKeyNo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Round_mxKeyReverseBit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Round_mxKeySwapMinors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BitsRound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Minors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SwapMinors2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_mxKeyXor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Alg1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Reverse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RotEnc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BitsC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BitsRound_mxKeyRe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BitsRound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BitsRound_mxKeySwapBits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BitsRound_mxKeySwapMin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SwapMinors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SwapMinors2_mxKeyXor_mxKeySwapMinors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_mxKeySwapBitsB_mxKeyRotEn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_mxKeySwapBitsB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_mxKeySwapMinors3_mxKeySwapBit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Alg2_mxKeySwapBitsRoun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Alg2_mxKeyXor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Not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ReverseBits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SwapBitsA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SwapBitsC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SwapMinors_mxKeyAlg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XorB_mxKeyXor_mxKeySwapBits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_mxKeyAlg2_mxKeyNot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Not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Not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Not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Not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Not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_mxKeyAlg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_mxKeySwapBitsEE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_mxKeyX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Bits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A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C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BitsEE2_mxKeyXo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2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2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2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2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SwapMinors2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Reverse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Reverse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Reverse_mxKeyXo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SwapBitsC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SwapBitsC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SwapBitsC_mxKeyXo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XorB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XorB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1_mxKeyXorB_mxKeyXo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Not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Not_mxKeyXorB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everse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everse_mxKeySwapBits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everse_mxKeyX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otateLeftBits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otateLeftBit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RotateLeftBit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A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A_mxKeySwapBitsEE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B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B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C_mxKeySwapBits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BitsEE2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_mxKeySwapMinors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Bits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everseBits_mxKeyXorB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Enc_mxKeyRotEnc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Reverse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Reverse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Reverse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BitsA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BitsA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BitsA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Minors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Minor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RotateLeftBits_mxKeySwapMinor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Reverse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Reverse_mxKeySwapBitsEE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RotateLeftBits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RotateLeftBit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RotateLeftBit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SwapBitsA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SwapBitsA_mxKeySwapBitsEE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SwapBitsEE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SwapBitsEE2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SwapMinors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A_mxKeyXorB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B_mxKeyReverse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B_mxKeyReverse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B_mxKeySwapBitsC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B_mxKeySwapBitsC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Reverse_mxKeySwapBits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SwapBitsB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SwapBitsB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SwapBitsC_mxKeySwapBits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C_mxKeyXorB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Reverse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SwapBitsA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SwapBitsA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SwapBitsA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SwapBitsA_mxKeyXo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SwapMinor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EE2_mxKeyXorB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Round_mxKeyReverse_mxKeyRotEn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Round_mxKeyReverse_mxKeyAlg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Round_mxKeySwapBitsA_mxKeyRotEn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Round_mxKeySwapBitsA_mxKeyAlg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BitsRound_mxKeySwapBitsEE2_mxKeyAlg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Reverse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RotateLeftBits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RotateLeftBits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RotateLeftBits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SwapBitsA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SwapMinors_mxKeyRotateLeft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SwapMinors_mxKeyXorB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_mxKeySwapBitsB_mxKeyAlg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Alg2_mxKeyRe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Not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ReverseBits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A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C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EE2_mxKeySwapBits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Round_mxKeyNo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Round_mxKeyReverseBi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Round_mxKeySwapBits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Round_mxKeySwapMino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BitsRound_mxKeySwapMinors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Minors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Minors2_mxKeyAlg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XorB_mxKeySwapMinors2_mxKeySwapBits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_mxKeyAlg2_mxKeyReverse_mxKeyRotEn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Alg2_mxKeyReverse_mxKeyAlg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Alg2_mxKeySwapMinors2_mxKeySwapMinors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Alg2_mxKeyXorB_mxKeySwapBitsRou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Alg1_mxKeySwapMinors3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everse_mxKeyReverse_mxKeyRotEn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_mxKeyReverse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_mxKeySwapBit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Bits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Bits_mxKeyReverse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Bits_mxKeySwapBit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ReverseBits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SwapBitsA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SwapBitsA_mxKeyReverse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SwapBitsA_mxKeySwapBit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SwapBitsA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Xor_mxKeySwapBitsRou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XorB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XorB_mxKeyReverse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XorB_mxKeySwapBit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Enc_mxKeyXorB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ateLeftBits_mxKeyAlg2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otateLeftBits_mxKeySwapBitsRound_mxKeySwapBitsEE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B_mxKeyAlg2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B_mxKeyAlg2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Reverse_mxKeySwapMinors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ReverseBits_mxKeyReverse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BitsA_mxKeySwapMinors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BitsC_mxKeySwapMinors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BitsEE2_mxKeyRotateLeftBi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Minors_mxKeySwapMinors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Minors2_mxKeySwapBits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Minors2_mxKeySwapMinor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BitsRound_mxKeySwapMinors2_mxKeySwapMinors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SwapMinors3_mxKeyReverse_mxKeyRever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_mxKeyReverse_mxKeySwapBitsEE2_mxKeyReverse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everse_mxKeySwapBitsEE2_mxKeySwapMino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everse_mxKeySwapBitsEE2_mxKeyXor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everse_mxKeySwapMinors_mxKeySwapBitsEE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everse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everseBits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otEnc_mxKeySwapBitsRound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otEnc_mxKeySwapBitsRound_mxKeySwapBits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otEnc_mxKeySwapBitsRound_mxKeySwapMino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otateLeftBits_mxKeyAlg2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RotateLeftBits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A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C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_mxKeyReverse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_mxKeySwapMino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_mxKeyXor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Bits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Bits_mxKeyReverse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ReverseBits_mxKeyXor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SwapMinors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SwapMinors_mxKeySwapMino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XorB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EE2_mxKeyXorB_mxKeyReverse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Round_mxKeyReverse_mxKeyX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Round_mxKeySwapBitsA_mxKeyX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BitsRound_mxKeySwapBitsEE2_mxKeyAlg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Minors_mxKeyReverse_mxKeySwapBitsEE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Minors_mxKeySwapBitsEE2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Minors_mxKeySwapBitsEE2_mxKeySwapMino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Minors_mxKeySwapMinors_mxKeySwapBitsEE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SwapMinors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_mxKeyRotEnc_mxKeyRotEn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_mxKeyRotateLeftBits_mxKeyRotEn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_mxKeySwapBitsRound_mxKeySwapBitsRoun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_mxKeySwapBitsRound_mxKeyX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_mxKeySwapMinors3_mxKeySwapMinors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B_mxKeySwapBitsEE2_mxKeyRever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B_mxKeySwapBitsEE2_mxKeyReverse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B_mxKeySwapBitsEE2_mxKeyXor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XorB_mxKeyXor_mxKeyRotateLeftBi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_mxKeyAlg2_mxKeyRotateLeftBits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SwapBitsB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SwapBitsRound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SwapBitsRound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XorB_mxKeyRotateLeftBit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XorB_mxKeySwapBits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Reverse_mxKeySwapBitsRound_mxKeySwapBits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RotateLeftBits_mxKeySwapBitsRound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RotateLeftBits_mxKeySwapBitsRound_mxKeySwapBit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B_mxKeySwapBitsRound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B_mxKeySwapBitsRound_mxKeySwapBit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B_mxKeySwapBitsRound_mxKeySwapBitsEE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C_mxKeySwapBitsRound_mxKeySwapBits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EE2_mxKeySwapBitsRound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EE2_mxKeySwapBitsRound_mxKeySwapBit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Reverse_mxKeyRotateLeftBit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RotateLeftBits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RotateLeftBits_mxKeySwapBit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RotateLeftBits_mxKeySwapBitsEE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SwapBitsA_mxKeyRotateLeftBit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SwapBitsB_mxKeySwapBits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SwapBitsB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SwapBitsC_mxKeySwapBits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SwapMinors2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Xor_mxKeyX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BitsRound_mxKeyXorB_mxKeySwapBits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SwapMinors3_mxKeyRotEnc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Alg2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RotateLeftBits_mxKeyAlg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SwapBitsRound_mxKeyNo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SwapBitsRound_mxKeyReverseBit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SwapBitsRound_mxKeyRotateLeftBit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SwapBitsRound_mxKeySwapMinors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SwapMinors3_mxKeySwapBitsEE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Xor_mxKeyRever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Xor_mxKeyXor_mxKeyXor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_mxKeyAlg2_mxKeyReverse_mxKeyRotateLeft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Alg2_mxKeyReverse_mxKeySwapBits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Alg2_mxKeyReverse_mxKeySwapMinors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Alg2_mxKeyRotateLeftBit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Alg2_mxKeySwapBitsB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Alg2_mxKeyXorB_mxKeySwapMinors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Not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Reverse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Reverse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Reverse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ReverseBit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A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A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A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A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BitsC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Minor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Minor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Minor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SwapMinor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Not_mxKeyXorB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Not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Not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Not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Not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Bit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Bit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Bit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ReverseBit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A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A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A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A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C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EE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EE2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2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2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2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Minors2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XorB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XorB_mxKeySwapMinors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Not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Reverse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Reverse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Reverse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ReverseBit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A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A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A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A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BitsC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Minor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Minor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Minor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SwapMinor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Bits_mxKeyXorB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Not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Not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Not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Not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Bit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Bit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Bit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ReverseBit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A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A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A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A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A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C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C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BitsC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2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SwapMinors2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A_mxKeyXorB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B_mxKeyXor_mxKeyRotateLeft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Not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Not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Not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Bit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Bit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ReverseBit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A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A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A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A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A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C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EE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BitsEE2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SwapMinors2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C_mxKeyXorB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EE2_mxKeyReverse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EE2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EE2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EE2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Round_mxKeySwapBitsA_mxKeySwapBitsRoun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BitsRound_mxKeySwapBitsRound_mxKeySwapBitsRoun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Not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Not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Not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Not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Bit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Bit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Bit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ReverseBit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A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A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A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A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A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C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C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BitsC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2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2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SwapMinors2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_mxKeyXorB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Reverse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Reverse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Reverse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Reverse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Reverse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BitsA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BitsA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BitsA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BitsC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Minors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Minor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Minor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SwapMinors2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XorB_mxKeyRever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2_mxKeyXorB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SwapMinors3_mxKeySwapBitsRound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_mxKeyRotateLeftBits_mxKeyAlg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_mxKeySwapMinors3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_mxKeySwapMinors3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_mxKeySwapMinors3_mxKeyXor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Not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_mxKeySwapBitsEE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_mxKeySwapMinors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ReverseBits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A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BitsC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No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ReverseBit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SwapBits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SwapBits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SwapMinor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XorB_mxKeySwapMinors2_mxKeySwapMinors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_mxKeyReverse_mxKeySwapBitsRound_mxKeySwapBits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Reverse_mxKeySwapBitsRound_mxKeyXor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Reverse_mxKeyXorB_mxKeyAlg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Reverse_mxKeyXorB_mxKeyRotEn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Reverse_mxKeyXorB_mxKeyXo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SwapBitsEE2_mxKeySwapBitsRound_mxKeySwapBitsEE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SwapBitsRound_mxKeySwapBitsEE2_mxKeySwapMinors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XorB_mxKeyReverse_mxKeyAlg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XorB_mxKeyReverse_mxKeyRotEn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XorB_mxKeyReverse_mxKeyXo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XorB_mxKeySwapBitsRound_mxKeySwapBits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_mxKeyAlg2_mxKeySwapBitsEE2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RotateLeftBits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SwapBitsB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SwapBitsRound_mxKeySwapBitsRou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SwapMinors3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XorB_mxKeyRotateLeftBit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everse_mxKeyXorB_mxKeySwapBits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otateLeftBits_mxKeyReverse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RotateLeftBits_mxKeyXorB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B_mxKeyReverse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B_mxKeyXorB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EE2_mxKeyXorB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Reverse_mxKeySwapBitsRou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C_mxKeySwapBitsRou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Round_mxKeyNo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Round_mxKeyReverseBit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Round_mxKeySwapBits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Round_mxKeySwapMinors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BitsRound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BitsRound_mxKeySwapMinors_mxKeySwapBitsRou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_mxKeySwapBitsRound_mxKeySwapBitsRou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2_mxKeyAlg2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3_mxKeyReverse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3_mxKeySwapBitsA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3_mxKeyXorB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SwapMinors3_mxKeyXorB_mxKeySwapBits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_mxKeyRotateLeftBits_mxKeyX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_mxKeySwapBitsB_mxKeyX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_mxKeySwapMinors3_mxKeySwapMinor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B_mxKeyReverse_mxKeyRotateLeftBit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B_mxKeyReverse_mxKeySwapBits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B_mxKeyRotateLeftBits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B_mxKeySwapBitsB_mxKeyRe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XorB_mxKeySwapMinors3_mxKeyXor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_mxKeyAlg2_mxKeyXor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Not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Reverse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SwapBitsC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SwapBitsRound_mxKeyRever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SwapBitsRound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SwapBitsRound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SwapMinors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XorB_mxKeyAlg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Bits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A_mxKeyAlg2_mxKeyRever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A_mxKeyAlg2_mxKeyXor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A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C_mxKeyReverse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C_mxKeySwapBitsC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C_mxKeySwapBitsRound_mxKeyRever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C_mxKeySwapBitsRound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Not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Not_mxKeyXor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ReverseBits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ReverseBits_mxKeyXor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A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C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C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C_mxKeyXor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EE2_mxKeyNo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EE2_mxKeyReverseBit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EE2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BitsEE2_mxKeySwapMinors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Minors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Minors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Minors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Minors_mxKeyXor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SwapMinors2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No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ReverseBit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BitsRound_mxKeyXorB_mxKeySwapMinors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Reverse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SwapBitsRound_mxKeyRever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SwapBitsRound_mxKeySwapBits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SwapBitsRound_mxKeySwapMinor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_mxKeySwapMinors_mxKeySwapBitsRou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2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2_mxKeyXor_mxKeyRotateLeftBit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SwapMinors2_mxKeyXor_mxKeySwapBits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XorB_mxKeyAlg2_mxKeySwapBits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XorB_mxKeyReverse_mxKeyAlg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XorB_mxKeySwapBitsRound_mxKeySwapBitsEE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_mxKeyReverse_mxKeyXorB_mxKeySwapBitsRou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SwapBitsRound_mxKeySwapBitsEE2_mxKeySwapBitsRou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XorB_mxKeyReverse_mxKeySwapBitsRou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XorB_mxKeySwapBitsRound_mxKeyRever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XorB_mxKeySwapBitsRound_mxKeyXor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XorB_mxKeySwapMinors2_mxKeyXor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_mxKeyAlg2_mxKeyReverse_mxKeySwapBitsRoun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Alg1_mxKeyXor_mxKeySwapBits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SwapBitsRound_mxKeyXor_mxKeySwapBits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Xor_mxKeyRotateLeftBits_mxKeySwapBitsRoun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Xor_mxKeySwapBitsB_mxKeySwapBitsRoun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Xor_mxKeySwapBitsRound_mxKeySwapBits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_mxKeyNot_mxKeyXor_mxKeyRotateLeftBit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_mxKeySwapBitsRound_mxKeyXor_mxKeyRotateLeftBit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_mxKeyAlg1_mxKeyXor_mxKeyRotateLeftBit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Reverse_mxKeySwapBitsB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SwapBitsA_mxKeySwapBitsB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SwapBitsB_mxKeyRever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SwapBitsB_mxKeySwapBits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SwapBitsB_mxKeySwapBitsEE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SwapBitsRound_mxKeySwapBitsEE2_mxKeySwapBitsB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Xor_mxKeySwapBitsRound_mxKeySwapBits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_mxKeyNot_mxKeyReverse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Not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Not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Reverse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Reverse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Reverse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Reverse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ReverseBits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A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A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A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A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C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C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BitsC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Minors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Minors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Minors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SwapMinors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No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ReverseBit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_mxKeyXorB_mxKeySwapMinors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Bits_mxKeyReverse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everseBits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RotEnc_mxKeySwapMinors2_mxKeySwapMinors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Reverse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Reverse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Reverse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Reverse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BitsA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BitsA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BitsA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Minors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Minors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SwapMinors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A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Reverse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Reverse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Reverse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SwapBitsC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SwapBitsC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C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Reverse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Reverse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Reverse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Reverse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BitsA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BitsA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BitsA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Minors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Minors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SwapMinors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Minors3_mxKeySwapBitsRound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Not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No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ReverseBit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SwapBits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SwapBits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SwapMino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_mxKeySwapMinors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ReverseBits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SwapBitsA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SwapBitsC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SwapMinors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SwapMinors2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XorB_mxKeySwapBitsEE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XorB_mxKeyXorB_mxKeySwapMinors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_mxKeySwapBitsRound_mxKeySwapBitsEE2_mxKeyXor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Xor_mxKeyRotateLeftBits_mxKeySwapMinors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Xor_mxKeySwapBitsB_mxKeySwapMinors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XorB_mxKeyXorB_mxKeyAlg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XorB_mxKeyXorB_mxKeyRotEnc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XorB_mxKeyXorB_mxKeyXo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_mxKeyRotateLeftBits_mxKeyXorB_mxKeyXor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SwapBitsB_mxKeyXorB_mxKeyXor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SwapBitsRound_mxKeySwapBitsRound_mxKeySwapBits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SwapMinors3_mxKeyXor_mxKeyX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SwapMinors3_mxKeyXorB_mxKeyXor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Xor_mxKeySwapMinors3_mxKeyRever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XorB_mxKeyRotateLeftBits_mxKeyXor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XorB_mxKeySwapBitsB_mxKeyXor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XorB_mxKeyXorB_mxKeyRotateLeftBit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XorB_mxKeyXorB_mxKeySwapBits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_mxKeyAlg2_mxKeyNot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ReverseBits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SwapBitsA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SwapBitsC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SwapMinors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SwapMinors2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No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ReverseBi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SwapBits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SwapMinor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XorB_mxKeySwapMinors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1_mxKeyXor_mxKeyXo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Reverse_mxKeySwapBitsRound_mxKeySwapBitsEE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C_mxKeySwapBitsRound_mxKeySwapBitsEE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Not_mxKeyRever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Not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No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ReverseBi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SwapBits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SwapBitsEE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SwapMinor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_mxKeySwapMinors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Bits_mxKeyRever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ReverseBits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A_mxKeyNo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A_mxKeyReverseBi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A_mxKeySwapBits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A_mxKeySwapMinor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A_mxKeySwapMinors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C_mxKeyRever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C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C_mxKeySwapBitsEE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BitsEE2_mxKeySwapBits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Minors_mxKeyRever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Minors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Minors2_mxKeyRever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SwapMinors2_mxKeySwapBits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SwapBitsRound_mxKeyXorB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XorB_mxKeyXorB_mxKeyAlg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_mxKeyAlg2_mxKeyNot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No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ReverseBit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SwapBits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SwapBits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SwapMinor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_mxKeySwapMinors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ReverseBits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SwapBitsA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SwapBitsC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SwapMinors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2_mxKeySwapMinors2_mxKeyRever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XorB_mxKeyXorB_mxKeySwapBitsRou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_mxKeyAlg1_mxKeyXor_mxKeySwapBitsRoun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_mxKeyNot_mxKeyXorB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Reverse_mxKeyReverse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Reverse_mxKeyXorB_mxKeyRever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ReverseBits_mxKeyXorB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A_mxKeyXorB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C_mxKeyXorB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EE2_mxKeyXor_mxKeyNo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EE2_mxKeyXor_mxKeySwapBits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EE2_mxKeyXor_mxKeySwapBits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EE2_mxKeyXor_mxKeySwapMinor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BitsEE2_mxKeyXor_mxKeySwapMinors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SwapMinors_mxKeyXorB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Not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Reverse_mxKeyRever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ReverseBits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SwapBitsA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SwapBitsC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SwapMinors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No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ReverseBit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SwapBits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SwapBits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SwapMinor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XorB_mxKeyXorB_mxKeySwapMinors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_mxKeyNot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Reverse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ReverseBits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RotateLeftBits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A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B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C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Round_mxKeySwapBitsEE2_mxKeyRevers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Round_mxKeySwapBitsEE2_mxKeySwapBits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Minors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_mxKeyRotateLeftBits_mxKeySwapBits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_mxKeySwapBitsB_mxKeyRotateLeftBit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_mxKeySwapBitsB_mxKeySwapBits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_mxKeySwapBitsEE2_mxKeyAlg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_mxKeySwapBitsEE2_mxKeyRotEn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XorB_mxKeyXor_mxKeySwapBitsEE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_mxKeySwapBitsRound_mxKeySwapBitsRound_mxKeyRevers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_mxKeySwapBitsRound_mxKeySwapBitsRound_mxKeySwapMinor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_mxKeyXor_mxKeySwapBitsEE2_mxKeyAlg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_mxKeySwapBitsRound_mxKeyReverse_mxKeyXor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_mxKeySwapBitsRound_mxKeySwapBitsA_mxKeyXor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_mxKeySwapBitsRound_mxKeySwapBitsEE2_mxKeySwapBitsEE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_mxKeySwapBitsRound_mxKeyXorB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_mxKeySwapBitsRound_mxKeyXorB_mxKeySwapBits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_mxKeyXor_mxKeyRotateLeftBits_mxKeyRotateLeftBit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_mxKeyXor_mxKeySwapBitsEE2_mxKeyXo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_mxKeySwapBitsEE2_mxKeyXor_mxKeyXor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_mxKeyXor_mxKeySwapBitsRound_mxKeyRever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_mxKeyXor_mxKeySwapBitsRound_mxKeySwapMinor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_mxKeyXor_mxKeySwapBitsRound_mxKeyXorB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_mxKeyReverse_mxKeyXorB_mxKeyXorB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_mxKeyXorB_mxKeyReverse_mxKeyXorB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_mxKeyXorB_mxKeyXorB_mxKeyRever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_mxKeySwapMinors2_mxKeyXor_mxKeySwapBitsEE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_mxKeyAlg2_mxKeyReverse_mxKeyXorB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Alg2_mxKeyXorB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Alg2_mxKeyXorB_mxKeyXorB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SwapBitsRound_mxKeyReverse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SwapBitsRound_mxKeyReverse_mxKeySwapBits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SwapBitsRound_mxKeySwapBitsA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SwapBitsRound_mxKeySwapBitsA_mxKeySwapBits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Xor_mxKeySwapBitsEE2_mxKeySwapBitsRoun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_mxKeyAlg2_mxKeyReverse_mxKeyRevers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_mxKeyXor_mxKeySwapBitsEE2_mxKeySwapMinors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_mxKeyXorB_mxKeyXorB_mxKeyXorB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_mxKeyAlg2_mxKeyXor_mxKeyNo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Alg2_mxKeyXor_mxKeyReverseBit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Alg2_mxKeyXor_mxKeySwapBits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Alg2_mxKeyXor_mxKeySwapBits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Alg2_mxKeyXor_mxKeySwapMino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Alg2_mxKeyXor_mxKeySwapMinors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_mxKeySwapBitsRound_mxKeyXor_mxKeySwapBitsEE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_mxKeySwapMinors3_mxKeyXor_mxKeyNo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SwapMinors3_mxKeyXor_mxKeyReverseBit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SwapMinors3_mxKeyXor_mxKeySwapBits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SwapMinors3_mxKeyXor_mxKeySwapBitsC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SwapMinors3_mxKeyXor_mxKeySwapMinor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SwapMinors3_mxKeyXor_mxKeySwapMinors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_mxKeyXor_mxKeyRotateLeftBits_mxKeySwapBitsEE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_mxKeyXor_mxKeySwapBitsB_mxKeySwapBitsEE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_mxKeyXor_mxKeySwapBitsEE2_mxKeyRotateLeftBit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_mxKeyXor_mxKeySwapBitsEE2_mxKeySwapBitsB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_mxKeySwapBitsEE2_mxKeyXor_mxKeyReverseBit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_mxKeyRotEnc_mxKeyXor_mxKeyNo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_mxKeyRotEnc_mxKeyXor_mxKeyReverseBit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_mxKeyRotEnc_mxKeyXor_mxKeySwapBits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_mxKeyRotEnc_mxKeyXor_mxKeySwapMinor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_mxKeyRotEnc_mxKeyXor_mxKeySwapMinors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_mxKeyNot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Not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Not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Not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Not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Not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everseBits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RotateLeftBits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A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B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BitsC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SwapMinors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Not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Not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ReverseBits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ReverseBits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BitsA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BitsA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BitsC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BitsC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BitsEE2_mxKeySwapBitsEE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Minors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Minors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Minors2_mxKeyRotEn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SwapMinors2_mxKeyAlg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No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ReverseB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SwapBits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SwapBits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SwapMin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B_mxKeyXor_mxKeySwapMinors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_mxKeyXor_mxKeyNot_mxKeyAlg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_mxKeyXor_mxKeyReverseBits_mxKeyAlg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_mxKeyXor_mxKeySwapBitsA_mxKeyAlg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_mxKeyXor_mxKeySwapBitsC_mxKeyAlg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_mxKeyXor_mxKeySwapMinors_mxKeyAlg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_mxKeyXor_mxKeySwapMinors2_mxKeyAlg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_mxKeyRotEnc_mxKeyXor_mxKeyXorB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_mxKeySwapBitsEE2_mxKeyXor_mxKeyRever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_mxKeyAlg1_mxKeyXor_mxKeyRotEnc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mxKeySwapBitsRound_mxKeyXor_mxKeyRotEnc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mxKeyXor_mxKeyNot_mxKeyX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_mxKeyXor_mxKeyReverseBits_mxKeyX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_mxKeyXor_mxKeySwapBitsA_mxKeyX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_mxKeyXor_mxKeySwapBitsC_mxKeyX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_mxKeyXor_mxKeySwapMinors_mxKeyX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_mxKeySwapMinors2_mxKeyXor_mxKeyNo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SwapMinors2_mxKeyXor_mxKeyReverseBit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SwapMinors2_mxKeyXor_mxKeySwapBits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SwapMinors2_mxKeyXor_mxKeySwapBitsC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SwapMinors2_mxKeyXor_mxKeySwapMinor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SwapMinors2_mxKeyXor_mxKeySwapMinors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_mxKeyXor_mxKeySwapMinors2_mxKeySwapMinors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_mxKeyXor_mxKeyNot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ReverseBits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SwapBitsA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SwapBitsC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SwapMinors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SwapMinors2_mxKeySwapBitsRou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Xor_mxKeySwapMinors2_mxKeyXo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_mxKeyNot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Reverse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ReverseBits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RotateLeftBits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SwapBitsA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SwapBitsB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SwapBitsC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SwapMinors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Xor_mxKeyXorB_mxKeyRotEn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Xor_mxKeyXorB_mxKeySwapBitsRound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Xor_mxKeyXorB_mxKeyAlg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XorB_mxKeyXor_mxKeyXor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_mxKeyXor_mxKeyNot_mxKeySwapMinors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_mxKeyXor_mxKeyReverseBits_mxKeySwapMinors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_mxKeyXor_mxKeySwapBitsA_mxKeySwapMinors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_mxKeyXor_mxKeySwapBitsC_mxKeySwapMinors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_mxKeyXor_mxKeySwapMinors_mxKeySwapMinors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_mxKeyXor_mxKeyXorB_mxKeyAlg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_mxKeyXor_mxKeyXorB_mxKeySwapMinors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_mxKeySwapMinors2_mxKeyXor_mxKeyXorB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_mxKeyXor_mxKeyXorB_mxKeyXor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_mxKeyXor_mxKeyNot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Not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everseBits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everseBits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No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Reverse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SwapBits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SwapBitsC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SwapMinor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RotateLeftBits_mxKeySwapMinors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A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A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No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Reverse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SwapBits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SwapBitsC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SwapMinor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B_mxKeySwapMinors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C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BitsC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Minors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Minors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Minors2_mxKeyRotateLeftBi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Xor_mxKeySwapMinors2_mxKeySwapBits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_mxKeyAlg2_mxKeyXor_mxKeyXorB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_mxKeyXor_mxKeyXorB_mxKeyRotateLeftBit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_mxKeyXor_mxKeyXorB_mxKeySwapBitsB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_mxKeySwapMinors3_mxKeyXor_mxKeyXorB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_mxKeyAlg1_mxKeyXor_mxKeyNo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Alg1_mxKeyXor_mxKeyReverseBit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Alg1_mxKeyXor_mxKeySwapBits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Alg1_mxKeyXor_mxKeySwapBits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Alg1_mxKeyXor_mxKeySwapMinor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Alg1_mxKeyXor_mxKeySwapMinors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No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ReverseBit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SwapBits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SwapBits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SwapMinor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SwapBitsRound_mxKeyXor_mxKeySwapMinors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_mxKeyXor_mxKeyRotateLeftBits_mxKeyXorB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_mxKeyXor_mxKeySwapBitsB_mxKeyXorB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_mxKeyAlg2_mxKeyXor_mxKeyRevers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_mxKeyAlg1_mxKeyXor_mxKeyXorB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_mxKeySwapBitsRound_mxKeyXor_mxKeyXorB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_mxKeySwapMinors3_mxKeyXor_mxKeyRevers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_mxKeyXor_mxKeyXorB_mxKeySwapBitsEE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_mxKeyXor_mxKeyNot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ReverseBits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A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C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No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ReverseBit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SwapBits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SwapBits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SwapMinor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SwapMinors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Minors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Minors2_mxKeySwapBitsEE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_mxKeyXor_mxKeySwapBitsEE2_mxKeyXorB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_mxKeyXor_mxKeyXorB_mxKeyNot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Xor_mxKeyXorB_mxKeyReverseBit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Xor_mxKeyXorB_mxKeySwapBits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Xor_mxKeyXorB_mxKeySwapBitsC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Xor_mxKeyXorB_mxKeySwapMinor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Xor_mxKeyXorB_mxKeySwapMinors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_mxKeyRotEnc_mxKeyXor_mxKeyReverse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_mxKeyRotEnc_mxKeyXor_mxKeySwapBitsC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_mxKeyNot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Reverse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ReverseBits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RotateLeftBits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SwapBitsA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SwapBitsB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SwapBitsC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SwapMinors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Not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_mxKeyRotEn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_mxKeyAlg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Bits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A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BitsC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No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ReverseBit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SwapBits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SwapBits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SwapMinor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SwapMinors2_mxKeySwapMinors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B_mxKeyXor_mxKeyRever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_mxKeyXor_mxKeyReverse_mxKeyAlg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_mxKeyXor_mxKeyReverse_mxKeyXor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_mxKeySwapMinors2_mxKeyXor_mxKeyRevers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_mxKeyXor_mxKeyReverse_mxKeySwapBitsRound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_mxKeyXor_mxKeySwapMinors2_mxKeyXorB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_mxKeyXor_mxKeyNot_mxKeyXor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_mxKeyXor_mxKeyReverseBits_mxKeyXor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_mxKeyXor_mxKeySwapBitsA_mxKeyXor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_mxKeyXor_mxKeySwapBitsC_mxKeyXor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_mxKeyXor_mxKeySwapMinors_mxKeyXor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_mxKeyXor_mxKeyReverse_mxKeySwapMinors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_mxKeyXor_mxKeyReverse_mxKeyRotateLeftBit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_mxKeyXor_mxKeyReverse_mxKeySwapBitsB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_mxKeyXor_mxKeyRotateLeftBits_mxKeyRevers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_mxKeyXor_mxKeySwapBitsB_mxKeyRevers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_mxKeyXor_mxKeyXorB_mxKeyXorB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_mxKeyXor_mxKeyXorB_mxKeyRevers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_mxKeyXor_mxKeyReverse_mxKeySwapBitsEE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_mxKeyXor_mxKeySwapBitsEE2_mxKeyRevers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_mxKeyAlg1_mxKeyXor_mxKeyRevers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_mxKeySwapBitsRound_mxKeyXor_mxKeyRevers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_mxKeyXor_mxKeyNot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Not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ReverseBit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SwapBitsA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SwapBitsC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SwapMinor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SwapMinors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Bits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SwapBitsA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SwapBitsC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SwapMinors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SwapMinors2_mxKeyRevers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_mxKeyXor_mxKeyReverse_mxKeyXorB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_mxKeyXor_mxKeyReverse_mxKeyReverse</text:p>
          </table:table-cell>
          <table:table-cell office:value-type="float" office:value="364" calcext:value-type="float">
            <text:p>364</text:p>
          </table:table-cell>
        </table:table-row>
      </table:table>
      <table:named-expressions/>
      <table:database-ranges>
        <table:database-range table:name="__Anonymous_Sheet_DB__0" table:target-range-address="keygenprocgen.A1:keygenprocgen.B49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7T10:16:18.073354125</dc:date>
    <meta:editing-duration>PT1M40S</meta:editing-duration>
    <meta:editing-cycles>1</meta:editing-cycles>
    <meta:document-statistic meta:table-count="1" meta:cell-count="9828" meta:object-count="0"/>
    <meta:generator>LibreOffice/6.3.4.2.0$Linux_X86_64 LibreOffice_project/30$Build-2</meta:generator>
  </office:meta>
</office:document-meta>
</file>